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8fb1" officeooo:paragraph-rsid="000c8f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 it visi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1:50:11.151571609</meta:creation-date>
    <dc:date>2020-08-12T11:51:06.872510491</dc:date>
    <meta:editing-duration>PT56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6.0.7.3$Linux_X86_64 LibreOffice_project/00m0$Build-3</meta:generator>
  </office:meta>
</office:document-meta>
</file>